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officeooo:rsid="000f53cf" officeooo:paragraph-rsid="000f53cf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Times New Roman" fo:font-size="12pt" officeooo:rsid="0010ee0c" officeooo:paragraph-rsid="0007a51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04a5e" officeooo:paragraph-rsid="00104a5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f53cf" officeooo:paragraph-rsid="000f53c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f53cf" officeooo:paragraph-rsid="000f53c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04a5e" officeooo:paragraph-rsid="00104a5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17757" officeooo:paragraph-rsid="00117757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4c1c"/>
    </style:style>
    <style:style style:name="T3" style:family="text">
      <style:text-properties officeooo:rsid="00104a5e"/>
    </style:style>
    <style:style style:name="T4" style:family="text">
      <style:text-properties officeooo:rsid="001177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"/>
      <text:p text:style-name="P3">Atividade APS – 2020.2</text:p>
      <text:p text:style-name="P3">Professor Jefferson de Carvalho</text:p>
      <text:p text:style-name="P3"/>
      <text:p text:style-name="P2"><text:span text:style-name="T2">A</text:span>tividade 0<text:span text:style-name="T3">4</text:span></text:p>
      <text:p text:style-name="P2"/>
      <text:p text:style-name="P4">Dado o sistema implementado na Atividade 02 (Sistema de Locadora), crie um projeto no GitLab e convide os membros da equipe (basta apenas um membro da equipe criar o projeto e convidar os outros).</text:p>
      <text:p text:style-name="P4"/>
      <text:p text:style-name="P4">1 – Crie diversas “Issues” para o seu projeto (pelo menos 20);</text:p>
      <text:p text:style-name="P4">2 – Atribua as “Issues” aos integrantes da equipe;</text:p>
      <text:p text:style-name="P4">3 – Crie diversos “Milestones” para o seu projeto (pelo menos 5);</text:p>
      <text:p text:style-name="P4">4 – Distribua as Issues nos Milestones.</text:p>
      <text:p text:style-name="P4"/>
      <text:p text:style-name="P4"/>
      <text:p text:style-name="P4">Torne o seu projeto <text:span text:style-name="T1">público</text:span> e envie o link do mesmo no SIPPA <text:span text:style-name="T4">(A04)</text:span>. </text:p>
      <text:p text:style-name="P4"/>
      <text:p text:style-name="P9">PRAZO: 31/01/2021</text:p>
      <text:p text:style-name="P2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efferson Silva</meta:initial-creator>
    <meta:creation-date>2010-10-28T14:51:26</meta:creation-date>
    <dc:date>2021-01-25T18:40:44.770000000</dc:date>
    <meta:editing-duration>PT6H37M22S</meta:editing-duration>
    <meta:editing-cycles>7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0" meta:word-count="95" meta:character-count="562" meta:non-whitespace-character-count="471"/>
  </office:meta>
</office:document-meta>
</file>